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6" style:family="table">
      <style:table-properties style:width="15.901cm" table:align="left"/>
    </style:style>
    <style:style style:name="Table26.A" style:family="table-column">
      <style:table-column-properties style:column-width="6.449cm"/>
    </style:style>
    <style:style style:name="Table26.B" style:family="table-column">
      <style:table-column-properties style:column-width="0.399cm"/>
    </style:style>
    <style:style style:name="Table26.C" style:family="table-column">
      <style:table-column-properties style:column-width="0.905cm"/>
    </style:style>
    <style:style style:name="Table26.E" style:family="table-column">
      <style:table-column-properties style:column-width="3.196cm"/>
    </style:style>
    <style:style style:name="Table26.F" style:family="table-column">
      <style:table-column-properties style:column-width="4.048cm"/>
    </style:style>
    <style:style style:name="Table2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5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16" style:family="paragraph" style:parent-style-name="Table_20_Contents" style:list-style-name="L2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9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1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3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3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1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4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4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0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5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5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6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6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6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6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0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71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74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5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6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72527" style:text-blinking="false" fo:background-color="transparent" style:font-size-asian="12pt" style:font-size-complex="12pt"/>
    </style:style>
    <style:style style:name="P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80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8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85" style:family="paragraph" style:parent-style-name="Table_20_Contents" style:list-style-name="L9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89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9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9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9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94" style:family="paragraph" style:parent-style-name="Table_20_Contents" style:list-style-name="L10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96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9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9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9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0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0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05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0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0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0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1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14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15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1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17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18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19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2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21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22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2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2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26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27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28" style:family="paragraph" style:parent-style-name="Table_20_Contents" style:list-style-name="L15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02ee6" style:text-blinking="false" fo:background-color="transparent" style:font-size-asian="12pt" style:font-size-complex="12pt"/>
    </style:style>
    <style:style style:name="P1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38a55" fo:background-color="transparent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32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3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37" style:family="paragraph" style:parent-style-name="Table_20_Contents" style:list-style-name="L16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4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41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4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4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4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4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46" style:family="paragraph" style:parent-style-name="Table_20_Contents" style:list-style-name="L17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48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4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5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51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5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5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5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57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5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5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6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6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6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63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64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65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6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6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6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6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71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72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173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74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17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17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77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178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17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8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182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18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8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18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8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18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18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8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191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9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19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194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1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19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197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198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199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0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0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03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04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05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3" style:family="text">
      <style:text-properties officeooo:rsid="0007fc53"/>
    </style:style>
    <style:style style:name="T4" style:family="text">
      <style:text-properties officeooo:rsid="000847a5"/>
    </style:style>
    <style:style style:name="T5" style:family="text">
      <style:text-properties officeooo:rsid="002e49a9"/>
    </style:style>
    <style:style style:name="T6" style:family="text">
      <style:text-properties officeooo:rsid="00100217"/>
    </style:style>
    <style:style style:name="T7" style:family="text">
      <style:text-properties officeooo:rsid="0008d6e8"/>
    </style:style>
    <style:style style:name="T8" style:family="text">
      <style:text-properties officeooo:rsid="000ace58"/>
    </style:style>
    <style:style style:name="T9" style:family="text">
      <style:text-properties officeooo:rsid="000cbe71"/>
    </style:style>
    <style:style style:name="T10" style:family="text">
      <style:text-properties officeooo:rsid="00204f74"/>
    </style:style>
    <style:style style:name="T11" style:family="text">
      <style:text-properties officeooo:rsid="000eb539"/>
    </style:style>
    <style:style style:name="T12" style:family="text">
      <style:text-properties officeooo:rsid="0011a03f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5" style:family="text">
      <style:text-properties officeooo:rsid="001d3120"/>
    </style:style>
    <style:style style:name="T16" style:family="text">
      <style:text-properties officeooo:rsid="00190017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18" style:family="text">
      <style:text-properties style:font-size-asian="12pt" style:font-size-complex="12pt"/>
    </style:style>
    <style:style style:name="T19" style:family="text">
      <style:text-properties fo:font-family="'Droid Sans Mono', monospace, monospace" fo:font-size="10.5pt"/>
    </style:style>
    <style:style style:name="T20" style:family="text">
      <style:text-properties officeooo:rsid="001c4292"/>
    </style:style>
    <style:style style:name="T21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22" style:family="text">
      <style:text-properties officeooo:rsid="001ba3a9"/>
    </style:style>
    <style:style style:name="T23" style:family="text">
      <style:text-properties officeooo:rsid="001e4947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25" style:family="text">
      <style:text-properties fo:font-family="'Droid Sans Mono', monospace, monospace" fo:font-size="10.5pt" officeooo:rsid="00238a55"/>
    </style:style>
    <style:style style:name="T26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27" style:family="text">
      <style:text-properties officeooo:rsid="0026ee28"/>
    </style:style>
    <style:style style:name="T28" style:family="text">
      <style:text-properties officeooo:rsid="00284576"/>
    </style:style>
    <style:style style:name="T29" style:family="text">
      <style:text-properties officeooo:rsid="00293f99"/>
    </style:style>
    <style:style style:name="T30" style:family="text">
      <style:text-properties fo:color="#000000" loext:opacity="100%" officeooo:rsid="00293f99"/>
    </style:style>
    <style:style style:name="T31" style:family="text">
      <style:text-properties officeooo:rsid="002af585"/>
    </style:style>
    <style:style style:name="T32" style:family="text">
      <style:text-properties fo:color="#000000" loext:opacity="100%" officeooo:rsid="002af58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el sistema valida los datos</text:p>
              </text:list-item>
              <text:list-item>
                <text:p text:style-name="P5">alta prestatario</text:p>
              </text:list-item>
              <text:list-item>
                <text:p text:style-name="P6">actualizar tabl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7">Información para los pasos:</text:p>
            <text:p text:style-name="P8"><text:span text:style-name="T2">4.</text:span>nombre<text:span text:style-name="T2">, </text:span>apellido<text:span text:style-name="T2">, </text:span>dni<text:span text:style-name="T2">, </text:span>direccion<text:span text:style-name="T2">, </text:span>telefono<text:span text:style-name="T2">, </text:span>email<text:span text:style-name="T2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line-break/></text:p>
      <text:p text:style-name="P10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1">Sistema: sistema de prestamos</text:p>
          </table:table-cell>
          <table:table-cell table:style-name="Table2.A1" table:number-columns-spanned="4" office:value-type="string">
            <text:p text:style-name="P11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2"/>
          </table:table-cell>
        </table:table-row>
        <table:table-row>
          <table:table-cell table:style-name="Table2.A1" table:number-columns-spanned="3" office:value-type="string">
            <text:p text:style-name="P11">Nombre caso de uso: <text:span text:style-name="T3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1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">Actor: usuario</text:p>
          </table:table-cell>
          <table:covered-table-cell/>
          <table:table-cell table:style-name="Table2.A1" table:number-columns-spanned="4" office:value-type="string">
            <text:p text:style-name="P1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Descripción:</text:p>
            <text:p text:style-name="P11"><text:span text:style-name="T4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re-condiciones:</text:p>
            <text:p text:style-name="P11">estar logueado como usuario</text:p>
            <text:p text:style-name="P13">prestatario exsitente</text:p>
            <text:p text:style-name="P13"><text:span text:style-name="T5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ost-condiciones: </text:p>
            <text:p text:style-name="P11">se da de <text:span text:style-name="T6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1">Pasos realizados  (ruta principal):</text:p>
            <text:list text:style-name="L2">
              <text:list-item>
                <text:p text:style-name="P14">apartado prestatario</text:p>
              </text:list-item>
              <text:list-item>
                <text:p text:style-name="P14">presionar <text:span text:style-name="T3">listar</text:span> prestatario</text:p>
              </text:list-item>
              <text:list-item>
                <text:p text:style-name="P14">sistema muestra <text:span text:style-name="T3">listado de prestatarios</text:span></text:p>
              </text:list-item>
              <text:list-item>
                <text:p text:style-name="P15">presionar botón baja de un prestatario</text:p>
              </text:list-item>
              <text:list-item>
                <text:p text:style-name="P15">baja prestatario</text:p>
              </text:list-item>
              <text:list-item>
                <text:p text:style-name="P16"><text:span text:style-name="T3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7">Información para los pasos:</text:p>
            <text:p text:style-name="P8"><text:span text:style-name="T2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9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0">Sistema: sistema de prestamos</text:p>
          </table:table-cell>
          <table:table-cell table:style-name="Table3.A1" table:number-columns-spanned="4" office:value-type="string">
            <text:p text:style-name="P20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1"/>
          </table:table-cell>
        </table:table-row>
        <table:table-row>
          <table:table-cell table:style-name="Table3.A1" table:number-columns-spanned="3" office:value-type="string">
            <text:p text:style-name="P20">Nombre caso de uso: <text:span text:style-name="T7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0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0">Actor: usuario</text:p>
          </table:table-cell>
          <table:covered-table-cell/>
          <table:table-cell table:style-name="Table3.A1" table:number-columns-spanned="4" office:value-type="string">
            <text:p text:style-name="P2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0">Descripción:</text:p>
            <text:p text:style-name="P20"><text:span text:style-name="T7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0">Pre-condiciones:</text:p>
            <text:p text:style-name="P20">estar logueado como usuario</text:p>
            <text:p text:style-name="P22">prestatario existente<text:span text:style-name="T5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0">Post-condiciones: </text:p>
            <text:p text:style-name="P20">se <text:span text:style-name="T6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0">Pasos realizados  (ruta principal):</text:p>
            <text:list text:style-name="L3">
              <text:list-item>
                <text:p text:style-name="P23">apartado prestatario</text:p>
              </text:list-item>
              <text:list-item>
                <text:p text:style-name="P23">presionar <text:span text:style-name="T3">listar</text:span> prestatario</text:p>
              </text:list-item>
              <text:list-item>
                <text:p text:style-name="P23">sistema muestra <text:span text:style-name="T3">listado de prestatarios</text:span></text:p>
              </text:list-item>
              <text:list-item>
                <text:p text:style-name="P24">presionar botón <text:span text:style-name="T7">modificar</text:span> de un prestatario</text:p>
              </text:list-item>
              <text:list-item>
                <text:p text:style-name="P25">recuperar datos del prestatario</text:p>
              </text:list-item>
              <text:list-item>
                <text:p text:style-name="P26">mostrar formulario de modificación <text:span text:style-name="T8">con los datos</text:span></text:p>
              </text:list-item>
              <text:list-item>
                <text:p text:style-name="P26"><text:span text:style-name="T8">modificar</text:span> formulario</text:p>
              </text:list-item>
              <text:list-item>
                <text:p text:style-name="P26">confirmar formulario</text:p>
              </text:list-item>
              <text:list-item>
                <text:p text:style-name="P26">modificar <text:span text:style-name="T8">prestatario</text:span></text:p>
              </text:list-item>
              <text:list-item>
                <text:p text:style-name="P27"><text:span text:style-name="T3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28">Información para los pasos:</text:p>
            <text:p text:style-name="P29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line-break/></text:p>
      <text:p text:style-name="P31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2">Sistema: sistema de prestamos</text:p>
          </table:table-cell>
          <table:table-cell table:style-name="Table4.A1" table:number-columns-spanned="4" office:value-type="string">
            <text:p text:style-name="P32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3"/>
          </table:table-cell>
        </table:table-row>
        <table:table-row>
          <table:table-cell table:style-name="Table4.A1" table:number-columns-spanned="3" office:value-type="string">
            <text:p text:style-name="P32">Nombre caso de uso: <text:span text:style-name="T9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2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2">Actor: usuario</text:p>
          </table:table-cell>
          <table:covered-table-cell/>
          <table:table-cell table:style-name="Table4.A1" table:number-columns-spanned="4" office:value-type="string">
            <text:p text:style-name="P3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2">Descripción:</text:p>
            <text:p text:style-name="P34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2">Pre-condiciones:</text:p>
            <text:p text:style-name="P3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2">Post-condiciones: </text:p>
            <text:p text:style-name="P32">se <text:span text:style-name="T6">muestra lista de </text:span>prestatario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2">Pasos realizados  (ruta principal):</text:p>
            <text:list text:style-name="L4">
              <text:list-item>
                <text:p text:style-name="P35">apartado prestatario</text:p>
              </text:list-item>
              <text:list-item>
                <text:p text:style-name="P35">presionar <text:span text:style-name="T3">listar</text:span> prestatario <text:span text:style-name="T9">por id</text:span></text:p>
              </text:list-item>
              <text:list-item>
                <text:p text:style-name="P36">mostrar formulario</text:p>
              </text:list-item>
              <text:list-item>
                <text:p text:style-name="P36">ingresar id</text:p>
              </text:list-item>
              <text:list-item>
                <text:p text:style-name="P37">confirmar formulario</text:p>
              </text:list-item>
              <text:list-item>
                <text:p text:style-name="P36">recuperar listado de prestatario que coincida</text:p>
              </text:list-item>
              <text:list-item>
                <text:p text:style-name="P36">recuperar de tabla de prestatario<text:span text:style-name="T10">s</text:span></text:p>
              </text:list-item>
              <text:list-item>
                <text:p text:style-name="P3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38">Información para los pasos:</text:p>
            <text:p text:style-name="P39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41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42">Sistema: sistema de prestamos</text:p>
          </table:table-cell>
          <table:table-cell table:style-name="Table5.A1" table:number-columns-spanned="4" office:value-type="string">
            <text:p text:style-name="P42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43"/>
          </table:table-cell>
        </table:table-row>
        <table:table-row>
          <table:table-cell table:style-name="Table5.A1" table:number-columns-spanned="3" office:value-type="string">
            <text:p text:style-name="P42">Nombre caso de uso: <text:span text:style-name="T9">listar prestatario por </text:span><text:span text:style-name="T11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42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42">Actor: usuario</text:p>
          </table:table-cell>
          <table:covered-table-cell/>
          <table:table-cell table:style-name="Table5.A1" table:number-columns-spanned="4" office:value-type="string">
            <text:p text:style-name="P4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2">Descripción:</text:p>
            <text:p text:style-name="P42"><text:span text:style-name="T9">listar prestatario por </text:span><text:span text:style-name="T11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2">Pre-condiciones:</text:p>
            <text:p text:style-name="P4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2">Post-condiciones: </text:p>
            <text:p text:style-name="P42">se <text:span text:style-name="T6">muestra lista de</text:span> prestatario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42">Pasos realizados  (ruta principal):</text:p>
            <text:list text:style-name="L5">
              <text:list-item>
                <text:p text:style-name="P44">apartado prestatario</text:p>
              </text:list-item>
              <text:list-item>
                <text:p text:style-name="P44">presionar <text:span text:style-name="T3">listar</text:span> prestatario <text:span text:style-name="T9">por </text:span><text:span text:style-name="T12">dni</text:span></text:p>
              </text:list-item>
              <text:list-item>
                <text:p text:style-name="P45">mostrar formulario</text:p>
              </text:list-item>
              <text:list-item>
                <text:p text:style-name="P45">ingresar <text:span text:style-name="T11">dni</text:span></text:p>
              </text:list-item>
              <text:list-item>
                <text:p text:style-name="P46">confirmar formulario</text:p>
              </text:list-item>
              <text:list-item>
                <text:p text:style-name="P45">recuperar listado de prestatario que coincida</text:p>
              </text:list-item>
              <text:list-item>
                <text:p text:style-name="P45">recuperar de tabla de prestatario<text:span text:style-name="T10">s</text:span></text:p>
              </text:list-item>
              <text:list-item>
                <text:p text:style-name="P4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47">Información para los pasos:</text:p>
            <text:p text:style-name="P48"><text:span text:style-name="T2">4. </text:span><text:span text:style-name="T13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4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p text:style-name="P50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51">Sistema: sistema de prestamos</text:p>
          </table:table-cell>
          <table:table-cell table:style-name="Table6.A1" table:number-columns-spanned="4" office:value-type="string">
            <text:p text:style-name="P51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52"/>
          </table:table-cell>
        </table:table-row>
        <table:table-row>
          <table:table-cell table:style-name="Table6.A1" table:number-columns-spanned="3" office:value-type="string">
            <text:p text:style-name="P51">Nombre caso de uso: <text:span text:style-name="T9">listar prestatario por </text:span><text:span text:style-name="T6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51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51">Actor: usuario</text:p>
          </table:table-cell>
          <table:covered-table-cell/>
          <table:table-cell table:style-name="Table6.A1" table:number-columns-spanned="4" office:value-type="string">
            <text:p text:style-name="P5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1">Descripción:</text:p>
            <text:p text:style-name="P51"><text:span text:style-name="T9">listar prestatario por </text:span><text:span text:style-name="T6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1">Pre-condiciones:</text:p>
            <text:p text:style-name="P51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1">Post-condiciones: </text:p>
            <text:p text:style-name="P51">se <text:span text:style-name="T6">muestra lista de</text:span> prestatario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51">Pasos realizados  (ruta principal):</text:p>
            <text:list text:style-name="L6">
              <text:list-item>
                <text:p text:style-name="P53">apartado prestatario</text:p>
              </text:list-item>
              <text:list-item>
                <text:p text:style-name="P53">presionar <text:span text:style-name="T3">listar</text:span> prestatario <text:span text:style-name="T9">por </text:span><text:span text:style-name="T12">nombre y apellido</text:span></text:p>
              </text:list-item>
              <text:list-item>
                <text:p text:style-name="P54">mostrar formulario</text:p>
              </text:list-item>
              <text:list-item>
                <text:p text:style-name="P54">ingresar <text:span text:style-name="T6">nombre y apellido</text:span></text:p>
              </text:list-item>
              <text:list-item>
                <text:p text:style-name="P55">confirmar formulario</text:p>
              </text:list-item>
              <text:list-item>
                <text:p text:style-name="P54">recuperar listado de prestatario que coincida</text:p>
              </text:list-item>
              <text:list-item>
                <text:p text:style-name="P54">recuperar de tabla de prestatario<text:span text:style-name="T10">s</text:span></text:p>
              </text:list-item>
              <text:list-item>
                <text:p text:style-name="P5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56">Información para los pasos:</text:p>
            <text:p text:style-name="P57"><text:span text:style-name="T2">4. </text:span><text:span text:style-name="T14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5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9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60">Sistema: sistema de prestamos</text:p>
          </table:table-cell>
          <table:table-cell table:style-name="Table7.A1" table:number-columns-spanned="4" office:value-type="string">
            <text:p text:style-name="P60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61"/>
          </table:table-cell>
        </table:table-row>
        <table:table-row>
          <table:table-cell table:style-name="Table7.A1" table:number-columns-spanned="3" office:value-type="string">
            <text:p text:style-name="P60">Nombre caso de uso: <text:span text:style-name="T9">listar prestatario por </text:span><text:span text:style-name="T12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60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60">Actor: usuario</text:p>
          </table:table-cell>
          <table:covered-table-cell/>
          <table:table-cell table:style-name="Table7.A1" table:number-columns-spanned="4" office:value-type="string">
            <text:p text:style-name="P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0">Descripción:</text:p>
            <text:p text:style-name="P60"><text:span text:style-name="T9">listar prestatario por </text:span><text:span text:style-name="T12">pré</text:span><text:span text:style-name="T15">s</text:span><text:span text:style-name="T12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0">Pre-condiciones:</text:p>
            <text:p text:style-name="P60">estar logueado como usuario</text:p>
            <text:p text:style-name="P6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0">Post-condiciones: </text:p>
            <text:p text:style-name="P60">se <text:span text:style-name="T6">muestra lista de</text:span> prestatario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p text:style-name="P60">Pasos realizados  (ruta principal):</text:p>
            <text:list text:style-name="L7">
              <text:list-item>
                <text:p text:style-name="P63">apartado prestatario</text:p>
              </text:list-item>
              <text:list-item>
                <text:p text:style-name="P63">presionar <text:span text:style-name="T3">listar</text:span> prestatario <text:span text:style-name="T9">por </text:span><text:span text:style-name="T12">préstamo</text:span></text:p>
              </text:list-item>
              <text:list-item>
                <text:p text:style-name="P64">recuperar listado de prestamos</text:p>
              </text:list-item>
              <text:list-item>
                <text:p text:style-name="P64">recuperar de tabla prestamos</text:p>
              </text:list-item>
              <text:list-item>
                <text:p text:style-name="P65">mostrar <text:span text:style-name="T12">listado de prestamos</text:span></text:p>
              </text:list-item>
              <text:list-item>
                <text:p text:style-name="P64">seleccionar un préstamo</text:p>
              </text:list-item>
              <text:list-item>
                <text:p text:style-name="P66">confirmar <text:span text:style-name="T12">selección</text:span></text:p>
              </text:list-item>
              <text:list-item>
                <text:p text:style-name="P65">recuperar listado de prestatario que coincida</text:p>
              </text:list-item>
              <text:list-item>
                <text:p text:style-name="P65">recuperar de tabla de prestatario<text:span text:style-name="T10">s</text:span></text:p>
              </text:list-item>
              <text:list-item>
                <text:p text:style-name="P6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67">Información para los pasos:</text:p>
            <text:p text:style-name="P68"><text:span text:style-name="T2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70">Garante</text:p>
      <text:p text:style-name="P71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72">Sistema: sistema de prestamos</text:p>
          </table:table-cell>
          <table:table-cell table:style-name="Table8.A1" table:number-columns-spanned="4" office:value-type="string">
            <text:p text:style-name="P72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73"/>
          </table:table-cell>
        </table:table-row>
        <table:table-row>
          <table:table-cell table:style-name="Table8.A1" table:number-columns-spanned="3" office:value-type="string">
            <text:p text:style-name="P72">Nombre caso de uso: alta <text:span text:style-name="T16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72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72">Actor: usuario</text:p>
          </table:table-cell>
          <table:covered-table-cell/>
          <table:table-cell table:style-name="Table8.A1" table:number-columns-spanned="4" office:value-type="string">
            <text:p text:style-name="P7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72">Descripción:</text:p>
            <text:p text:style-name="P72">alta <text:span text:style-name="T16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72">Pre-condiciones:</text:p>
            <text:p text:style-name="P7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72">Post-condiciones: </text:p>
            <text:p text:style-name="P72">se da de alta un <text:span text:style-name="T16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72">Pasos realizados  (ruta principal):</text:p>
            <text:list text:style-name="L8">
              <text:list-item>
                <text:p text:style-name="P74">apartado <text:span text:style-name="T16">garante</text:span></text:p>
              </text:list-item>
              <text:list-item>
                <text:p text:style-name="P74">presionar alta <text:span text:style-name="T16">garante</text:span></text:p>
              </text:list-item>
              <text:list-item>
                <text:p text:style-name="P74">sistema muestra el formulario</text:p>
              </text:list-item>
              <text:list-item>
                <text:p text:style-name="P74">completar formulario</text:p>
              </text:list-item>
              <text:list-item>
                <text:p text:style-name="P74">confirmar formulario</text:p>
              </text:list-item>
              <text:list-item>
                <text:p text:style-name="P74">el sistema valida los datos</text:p>
              </text:list-item>
              <text:list-item>
                <text:p text:style-name="P75">alta <text:span text:style-name="T16">garante</text:span></text:p>
              </text:list-item>
              <text:list-item>
                <text:p text:style-name="P76">actualizar tabla <text:span text:style-name="T16">garante</text:span><text:span text:style-name="T10">s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77">Información para los pasos:</text:p>
            <text:p text:style-name="P78"><text:span text:style-name="T17">4.</text:span><text:span text:style-name="T18">nombre</text:span><text:span text:style-name="T17">, </text:span><text:span text:style-name="T18">apellido</text:span><text:span text:style-name="T17">, </text:span><text:span text:style-name="T18">dni</text:span><text:span text:style-name="T17">, </text:span><text:span text:style-name="T18">direccion</text:span><text:span text:style-name="T17">, </text:span><text:span text:style-name="T18">telefono</text:span><text:span text:style-name="T17">, </text:span><text:span text:style-name="T18">email</text:span><text:span text:style-name="T17">, fecha_alta, </text:span><text:span text:style-name="T19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7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80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81">Sistema: sistema de prestamos</text:p>
          </table:table-cell>
          <table:table-cell table:style-name="Table10.A1" table:number-columns-spanned="4" office:value-type="string">
            <text:p text:style-name="P81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82"/>
          </table:table-cell>
        </table:table-row>
        <table:table-row>
          <table:table-cell table:style-name="Table10.A1" table:number-columns-spanned="3" office:value-type="string">
            <text:p text:style-name="P81">Nombre caso de uso: <text:span text:style-name="T3">baja</text:span> <text:span text:style-name="T20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81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81">Actor: usuario</text:p>
          </table:table-cell>
          <table:covered-table-cell/>
          <table:table-cell table:style-name="Table10.A1" table:number-columns-spanned="4" office:value-type="string">
            <text:p text:style-name="P8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81">Descripción:</text:p>
            <text:p text:style-name="P81"><text:span text:style-name="T4">baja</text:span> <text:span text:style-name="T20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81">Pre-condiciones:</text:p>
            <text:p text:style-name="P81">estar logueado como usuario</text:p>
            <text:p text:style-name="P22"><text:span text:style-name="T20">garante</text:span> exsitente</text:p>
            <text:p text:style-name="P22"><text:span text:style-name="T5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81">Post-condiciones: </text:p>
            <text:p text:style-name="P81">se da de <text:span text:style-name="T6">baja</text:span> un <text:span text:style-name="T20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81">Pasos realizados  (ruta principal):</text:p>
            <text:list text:style-name="L9">
              <text:list-item>
                <text:p text:style-name="P83">apartado <text:span text:style-name="T20">garante</text:span></text:p>
              </text:list-item>
              <text:list-item>
                <text:p text:style-name="P83">presionar <text:span text:style-name="T3">listar</text:span> <text:span text:style-name="T20">garante</text:span></text:p>
              </text:list-item>
              <text:list-item>
                <text:p text:style-name="P83">sistema muestra <text:span text:style-name="T3">listado de </text:span><text:span text:style-name="T20">garante</text:span><text:span text:style-name="T3">s</text:span></text:p>
              </text:list-item>
              <text:list-item>
                <text:p text:style-name="P84">presionar botón baja de un <text:span text:style-name="T20">garante</text:span></text:p>
              </text:list-item>
              <text:list-item>
                <text:p text:style-name="P84">baja <text:span text:style-name="T20">garante</text:span></text:p>
              </text:list-item>
              <text:list-item>
                <text:p text:style-name="P85"><text:span text:style-name="T3">actualizar tabla</text:span> <text:span text:style-name="T20">garante</text:span><text:span text:style-name="T10">s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86">Información para los pasos:</text:p>
            <text:p text:style-name="P87"><text:span text:style-name="T2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8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8"/>
      <text:p text:style-name="P89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81">Sistema: sistema de prestamos</text:p>
          </table:table-cell>
          <table:table-cell table:style-name="Table11.A1" table:number-columns-spanned="4" office:value-type="string">
            <text:p text:style-name="P81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82"/>
          </table:table-cell>
        </table:table-row>
        <table:table-row>
          <table:table-cell table:style-name="Table11.A1" table:number-columns-spanned="3" office:value-type="string">
            <text:p text:style-name="P81">Nombre caso de uso: <text:span text:style-name="T7">modificacion </text:span><text:span text:style-name="T20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81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81">Actor: usuario</text:p>
          </table:table-cell>
          <table:covered-table-cell/>
          <table:table-cell table:style-name="Table11.A1" table:number-columns-spanned="4" office:value-type="string">
            <text:p text:style-name="P8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81">Descripción:</text:p>
            <text:p text:style-name="P81"><text:span text:style-name="T7">modificacion</text:span> <text:span text:style-name="T20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81">Pre-condiciones:</text:p>
            <text:p text:style-name="P81">estar logueado como usuario</text:p>
            <text:p text:style-name="P22"><text:span text:style-name="T20">garante</text:span> exsit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81">Post-condiciones: </text:p>
            <text:p text:style-name="P81">se <text:span text:style-name="T6">modifica</text:span> un <text:span text:style-name="T20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81">Pasos realizados  (ruta principal):</text:p>
            <text:list text:style-name="L10">
              <text:list-item>
                <text:p text:style-name="P90">apartado <text:span text:style-name="T20">garante</text:span></text:p>
              </text:list-item>
              <text:list-item>
                <text:p text:style-name="P90">presionar <text:span text:style-name="T3">listar</text:span> <text:span text:style-name="T20">garante</text:span></text:p>
              </text:list-item>
              <text:list-item>
                <text:p text:style-name="P90">sistema muestra <text:span text:style-name="T3">listado de </text:span><text:span text:style-name="T20">garante</text:span><text:span text:style-name="T3">s</text:span></text:p>
              </text:list-item>
              <text:list-item>
                <text:p text:style-name="P91">presionar botón <text:span text:style-name="T7">modificar</text:span> de un <text:span text:style-name="T20">garante</text:span></text:p>
              </text:list-item>
              <text:list-item>
                <text:p text:style-name="P92">recuperar datos del <text:span text:style-name="T20">garante</text:span></text:p>
              </text:list-item>
              <text:list-item>
                <text:p text:style-name="P93">mostrar formulario de modificación <text:span text:style-name="T8">con los datos</text:span></text:p>
              </text:list-item>
              <text:list-item>
                <text:p text:style-name="P93"><text:span text:style-name="T8">modificar</text:span> formulario</text:p>
              </text:list-item>
              <text:list-item>
                <text:p text:style-name="P93">confirmar formulario</text:p>
              </text:list-item>
              <text:list-item>
                <text:p text:style-name="P93">modificar <text:span text:style-name="T20">garante</text:span></text:p>
              </text:list-item>
              <text:list-item>
                <text:p text:style-name="P94"><text:span text:style-name="T3">actualizar tabla</text:span> <text:span text:style-name="T20">garante</text:span><text:span text:style-name="T10">s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86">Información para los pasos:</text:p>
            <text:p text:style-name="P95"><text:span text:style-name="T2">8.nombre, apellido, dni, direccion, telefono, email, fecha_alta, </text:span><text:span text:style-name="T21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8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8"><text:line-break/></text:p>
      <text:p text:style-name="P96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97">Sistema: sistema de prestamos</text:p>
          </table:table-cell>
          <table:table-cell table:style-name="Table9.A1" table:number-columns-spanned="4" office:value-type="string">
            <text:p text:style-name="P97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98"/>
          </table:table-cell>
        </table:table-row>
        <table:table-row>
          <table:table-cell table:style-name="Table9.A1" table:number-columns-spanned="3" office:value-type="string">
            <text:p text:style-name="P97">Nombre caso de uso: <text:span text:style-name="T9">listar </text:span><text:span text:style-name="T22">garante</text:span><text:span text:style-name="T9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97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97">Actor: usuario</text:p>
          </table:table-cell>
          <table:covered-table-cell/>
          <table:table-cell table:style-name="Table9.A1" table:number-columns-spanned="4" office:value-type="string">
            <text:p text:style-name="P9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97">Descripción:</text:p>
            <text:p text:style-name="P97"><text:span text:style-name="T9">listar </text:span><text:span text:style-name="T22">garante</text:span><text:span text:style-name="T9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97">Pre-condiciones:</text:p>
            <text:p text:style-name="P97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97">Post-condiciones: </text:p>
            <text:p text:style-name="P97">se <text:span text:style-name="T6">muestra lista de </text:span><text:span text:style-name="T22">garante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97">Pasos realizados  (ruta principal):</text:p>
            <text:list text:style-name="L11">
              <text:list-item>
                <text:p text:style-name="P99">apartado <text:span text:style-name="T22">garante</text:span></text:p>
              </text:list-item>
              <text:list-item>
                <text:p text:style-name="P99">presionar <text:span text:style-name="T3">listar</text:span> <text:span text:style-name="T22">garante</text:span> <text:span text:style-name="T9">por id</text:span></text:p>
              </text:list-item>
              <text:list-item>
                <text:p text:style-name="P100">mostrar formulario</text:p>
              </text:list-item>
              <text:list-item>
                <text:p text:style-name="P100">ingresar id</text:p>
              </text:list-item>
              <text:list-item>
                <text:p text:style-name="P101">confirmar formulario</text:p>
              </text:list-item>
              <text:list-item>
                <text:p text:style-name="P100">recuperar listado de <text:span text:style-name="T22">garante</text:span> que coincida</text:p>
              </text:list-item>
              <text:list-item>
                <text:p text:style-name="P100">recuperar de tabla de <text:span text:style-name="T22">garante</text:span></text:p>
              </text:list-item>
              <text:list-item>
                <text:p text:style-name="P10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02">Información para los pasos:</text:p>
            <text:p text:style-name="P103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9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06">Sistema: sistema de prestamos</text:p>
          </table:table-cell>
          <table:table-cell table:style-name="Table12.A1" table:number-columns-spanned="4" office:value-type="string">
            <text:p text:style-name="P106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07"/>
          </table:table-cell>
        </table:table-row>
        <table:table-row>
          <table:table-cell table:style-name="Table12.A1" table:number-columns-spanned="3" office:value-type="string">
            <text:p text:style-name="P106">Nombre caso de uso: <text:span text:style-name="T9">listar </text:span><text:span text:style-name="T23">garante</text:span><text:span text:style-name="T9"> por </text:span><text:span text:style-name="T11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06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06">Actor: usuario</text:p>
          </table:table-cell>
          <table:covered-table-cell/>
          <table:table-cell table:style-name="Table12.A1" table:number-columns-spanned="4" office:value-type="string">
            <text:p text:style-name="P10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06">Descripción:</text:p>
            <text:p text:style-name="P106"><text:span text:style-name="T9">listar </text:span><text:span text:style-name="T23">garante</text:span><text:span text:style-name="T9"> por </text:span><text:span text:style-name="T11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06">Pre-condiciones:</text:p>
            <text:p text:style-name="P10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06">Post-condiciones: </text:p>
            <text:p text:style-name="P106">se <text:span text:style-name="T6">muestra lista de</text:span> <text:span text:style-name="T23">garante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06">Pasos realizados  (ruta principal):</text:p>
            <text:list text:style-name="L12">
              <text:list-item>
                <text:p text:style-name="P108">apartado <text:s/><text:span text:style-name="T23">garante</text:span></text:p>
              </text:list-item>
              <text:list-item>
                <text:p text:style-name="P108">presionar <text:span text:style-name="T3">listar</text:span> <text:span text:style-name="T23">garante</text:span> <text:span text:style-name="T9">por </text:span><text:span text:style-name="T12">dni</text:span></text:p>
              </text:list-item>
              <text:list-item>
                <text:p text:style-name="P109">mostrar formulario</text:p>
              </text:list-item>
              <text:list-item>
                <text:p text:style-name="P109">ingresar <text:span text:style-name="T11">dni</text:span></text:p>
              </text:list-item>
              <text:list-item>
                <text:p text:style-name="P110">confirmar formulario</text:p>
              </text:list-item>
              <text:list-item>
                <text:p text:style-name="P109">recuperar listado de <text:span text:style-name="T23">garante</text:span> que coincida</text:p>
              </text:list-item>
              <text:list-item>
                <text:p text:style-name="P109">recuperar de tabla de <text:s/><text:span text:style-name="T23">garante</text:span></text:p>
              </text:list-item>
              <text:list-item>
                <text:p text:style-name="P10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11">Información para los pasos:</text:p>
            <text:p text:style-name="P112"><text:span text:style-name="T2">4. </text:span><text:span text:style-name="T13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0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3"/>
      <text:p text:style-name="P105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06">Sistema: sistema de prestamos</text:p>
          </table:table-cell>
          <table:table-cell table:style-name="Table13.A1" table:number-columns-spanned="4" office:value-type="string">
            <text:p text:style-name="P106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07"/>
          </table:table-cell>
        </table:table-row>
        <table:table-row>
          <table:table-cell table:style-name="Table13.A1" table:number-columns-spanned="3" office:value-type="string">
            <text:p text:style-name="P106">Nombre caso de uso: <text:span text:style-name="T9">listar </text:span><text:span text:style-name="T23">garante</text:span><text:span text:style-name="T9"> por </text:span><text:span text:style-name="T6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06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06">Actor: usuario</text:p>
          </table:table-cell>
          <table:covered-table-cell/>
          <table:table-cell table:style-name="Table13.A1" table:number-columns-spanned="4" office:value-type="string">
            <text:p text:style-name="P10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06">Descripción:</text:p>
            <text:p text:style-name="P106"><text:span text:style-name="T9">listar </text:span><text:span text:style-name="T23">garante</text:span><text:span text:style-name="T9"> por </text:span><text:span text:style-name="T6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06">Pre-condiciones:</text:p>
            <text:p text:style-name="P10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06">Post-condiciones: </text:p>
            <text:p text:style-name="P106">se <text:span text:style-name="T6">muestra lista de</text:span> <text:span text:style-name="T23">garante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06">Pasos realizados  (ruta principal):</text:p>
            <text:list text:style-name="L13">
              <text:list-item>
                <text:p text:style-name="P114">apartado <text:s/><text:span text:style-name="T23">garante</text:span></text:p>
              </text:list-item>
              <text:list-item>
                <text:p text:style-name="P114">presionar <text:span text:style-name="T3">listar</text:span> <text:span text:style-name="T23">garante</text:span> <text:span text:style-name="T9">por </text:span><text:span text:style-name="T12">nombre y apellido</text:span></text:p>
              </text:list-item>
              <text:list-item>
                <text:p text:style-name="P115">mostrar formulario</text:p>
              </text:list-item>
              <text:list-item>
                <text:p text:style-name="P115">ingresar <text:span text:style-name="T6">nombre y apellido</text:span></text:p>
              </text:list-item>
              <text:list-item>
                <text:p text:style-name="P116">confirmar formulario</text:p>
              </text:list-item>
              <text:list-item>
                <text:p text:style-name="P115">recuperar listado de <text:span text:style-name="T23">garante</text:span> que coincida</text:p>
              </text:list-item>
              <text:list-item>
                <text:p text:style-name="P115">recuperar de tabla de <text:s/><text:span text:style-name="T23">garante</text:span></text:p>
              </text:list-item>
              <text:list-item>
                <text:p text:style-name="P11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11">Información para los pasos:</text:p>
            <text:p text:style-name="P112"><text:span text:style-name="T2">4. </text:span><text:span text:style-name="T14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0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3"/>
      <text:p text:style-name="P105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06">Sistema: sistema de prestamos</text:p>
          </table:table-cell>
          <table:table-cell table:style-name="Table14.A1" table:number-columns-spanned="4" office:value-type="string">
            <text:p text:style-name="P106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07"/>
          </table:table-cell>
        </table:table-row>
        <table:table-row>
          <table:table-cell table:style-name="Table14.A1" table:number-columns-spanned="3" office:value-type="string">
            <text:p text:style-name="P106">Nombre caso de uso: <text:span text:style-name="T9">listar </text:span><text:span text:style-name="T23">garante</text:span><text:span text:style-name="T9"> por </text:span><text:span text:style-name="T12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06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06">Actor: usuario</text:p>
          </table:table-cell>
          <table:covered-table-cell/>
          <table:table-cell table:style-name="Table14.A1" table:number-columns-spanned="4" office:value-type="string">
            <text:p text:style-name="P10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06">Descripción:</text:p>
            <text:p text:style-name="P106"><text:span text:style-name="T9">listar </text:span><text:span text:style-name="T23">garante</text:span><text:span text:style-name="T9"> por </text:span><text:span text:style-name="T12">pré</text:span><text:span text:style-name="T15">s</text:span><text:span text:style-name="T12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06">Pre-condiciones:</text:p>
            <text:p text:style-name="P106">estar logueado como usuario</text:p>
            <text:p text:style-name="P6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06">Post-condiciones: </text:p>
            <text:p text:style-name="P106">se <text:span text:style-name="T6">muestra lista de</text:span> <text:span text:style-name="T23">garante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06">Pasos realizados  (ruta principal):</text:p>
            <text:list text:style-name="L14">
              <text:list-item>
                <text:p text:style-name="P117">apartado <text:s/><text:span text:style-name="T23">garante</text:span></text:p>
              </text:list-item>
              <text:list-item>
                <text:p text:style-name="P117">presionar <text:span text:style-name="T3">listar</text:span> <text:span text:style-name="T23">garante</text:span> <text:span text:style-name="T9">por </text:span><text:span text:style-name="T12">préstamo</text:span></text:p>
              </text:list-item>
              <text:list-item>
                <text:p text:style-name="P118">recuperar listado de prestamos</text:p>
              </text:list-item>
              <text:list-item>
                <text:p text:style-name="P118">recuperar de tabla prestamos</text:p>
              </text:list-item>
              <text:list-item>
                <text:p text:style-name="P119">mostrar <text:span text:style-name="T12">listado de prestamos</text:span></text:p>
              </text:list-item>
              <text:list-item>
                <text:p text:style-name="P118">seleccionar un préstamo</text:p>
              </text:list-item>
              <text:list-item>
                <text:p text:style-name="P120">confirmar <text:span text:style-name="T12">selección</text:span></text:p>
              </text:list-item>
              <text:list-item>
                <text:p text:style-name="P119">recuperar listado de <text:span text:style-name="T23">garante</text:span> que coincida</text:p>
              </text:list-item>
              <text:list-item>
                <text:p text:style-name="P119">recuperar de tabla de <text:s/><text:span text:style-name="T23">garante</text:span></text:p>
              </text:list-item>
              <text:list-item>
                <text:p text:style-name="P1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11">Información para los pasos:</text:p>
            <text:p text:style-name="P112"><text:span text:style-name="T2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0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3"/>
      <text:p text:style-name="P121">Préstamo</text:p>
      <text:p text:style-name="P122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23">Sistema: sistema de prestamos</text:p>
          </table:table-cell>
          <table:table-cell table:style-name="Table15.A1" table:number-columns-spanned="4" office:value-type="string">
            <text:p text:style-name="P123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24"/>
          </table:table-cell>
        </table:table-row>
        <table:table-row>
          <table:table-cell table:style-name="Table15.A1" table:number-columns-spanned="3" office:value-type="string">
            <text:p text:style-name="P123">Nombre caso de uso: alta <text:span text:style-name="T10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23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23">Actor: usuario</text:p>
          </table:table-cell>
          <table:covered-table-cell/>
          <table:table-cell table:style-name="Table15.A1" table:number-columns-spanned="4" office:value-type="string">
            <text:p text:style-name="P12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23">Descripción:</text:p>
            <text:p text:style-name="P123">alta <text:span text:style-name="T10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23">Pre-condiciones:</text:p>
            <text:p text:style-name="P123">estar logueado como usuario</text:p>
            <text:p text:style-name="P62">prestatario existente en la base de datos</text:p>
            <text:p text:style-name="P62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23">Post-condiciones: </text:p>
            <text:p text:style-name="P123">se da de alta un <text:span text:style-name="T10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23">Pasos realizados  (ruta principal):</text:p>
            <text:list text:style-name="L15">
              <text:list-item>
                <text:p text:style-name="P125">apartado <text:span text:style-name="T10">préstamo</text:span></text:p>
              </text:list-item>
              <text:list-item>
                <text:p text:style-name="P125">presionar alta <text:span text:style-name="T10">préstamo</text:span></text:p>
              </text:list-item>
              <text:list-item>
                <text:p text:style-name="P126">recuperar listado de <text:span text:style-name="T10">prestatarios</text:span></text:p>
              </text:list-item>
              <text:list-item>
                <text:p text:style-name="P126">recuperar de tabla <text:span text:style-name="T10">prestatarios</text:span></text:p>
              </text:list-item>
              <text:list-item>
                <text:p text:style-name="P126">recuperar listado de <text:span text:style-name="T10">garantes</text:span></text:p>
              </text:list-item>
              <text:list-item>
                <text:p text:style-name="P126">recuperar de tabla <text:span text:style-name="T10">garantes</text:span></text:p>
              </text:list-item>
              <text:list-item>
                <text:p text:style-name="P125">sistema muestra el formulario</text:p>
              </text:list-item>
              <text:list-item>
                <text:p text:style-name="P127">seleccionar un prestatario de la lista</text:p>
              </text:list-item>
              <text:list-item>
                <text:p text:style-name="P127">seleccionar un garante de la lista</text:p>
              </text:list-item>
              <text:list-item>
                <text:p text:style-name="P125">completar formulario</text:p>
              </text:list-item>
              <text:list-item>
                <text:p text:style-name="P125">confirmar formulario</text:p>
              </text:list-item>
              <text:list-item>
                <text:p text:style-name="P125">el sistema valida los datos</text:p>
              </text:list-item>
              <text:list-item>
                <text:p text:style-name="P125">alta <text:span text:style-name="T10">prestamos</text:span></text:p>
              </text:list-item>
              <text:list-item>
                <text:p text:style-name="P128">actualizar tabla <text:span text:style-name="T10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29">Información para los pasos:</text:p>
            <text:p text:style-name="P130"><text:span text:style-name="T24">10. </text:span><text:span text:style-name="T19">monto, moned</text:span><text:span text:style-name="T25">a, </text:span><text:span text:style-name="T19">tasa_interes_mensual, cuotas_totales, cuotas_restantes, monto_cuota, saldo_restante, </text:span><text:span text:style-name="T25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2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1"/>
      <text:p text:style-name="P132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33">Sistema: sistema de prestamos</text:p>
          </table:table-cell>
          <table:table-cell table:style-name="Table16.A1" table:number-columns-spanned="4" office:value-type="string">
            <text:p text:style-name="P133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34"/>
          </table:table-cell>
        </table:table-row>
        <table:table-row>
          <table:table-cell table:style-name="Table16.A1" table:number-columns-spanned="3" office:value-type="string">
            <text:p text:style-name="P133">Nombre caso de uso: <text:span text:style-name="T3">baja</text:span> <text:span text:style-name="T10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33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33">Actor: usuario</text:p>
          </table:table-cell>
          <table:covered-table-cell/>
          <table:table-cell table:style-name="Table16.A1" table:number-columns-spanned="4" office:value-type="string">
            <text:p text:style-name="P13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33">Descripción:</text:p>
            <text:p text:style-name="P133"><text:span text:style-name="T4">baja</text:span> <text:span text:style-name="T10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33">Pre-condiciones:</text:p>
            <text:p text:style-name="P133">estar logueado como usuario</text:p>
            <text:p text:style-name="P6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33">Post-condiciones: </text:p>
            <text:p text:style-name="P133">se da de <text:span text:style-name="T6">baja</text:span> un <text:span text:style-name="T10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33">Pasos realizados  (ruta principal):</text:p>
            <text:list text:style-name="L16">
              <text:list-item>
                <text:p text:style-name="P135">apartado <text:span text:style-name="T10">préstamo</text:span></text:p>
              </text:list-item>
              <text:list-item>
                <text:p text:style-name="P135">presionar <text:span text:style-name="T3">listar</text:span> <text:span text:style-name="T10">préstamo</text:span></text:p>
              </text:list-item>
              <text:list-item>
                <text:p text:style-name="P135">sistema muestra <text:span text:style-name="T3">listado de </text:span><text:span text:style-name="T10">préstamo</text:span><text:span text:style-name="T3">s</text:span></text:p>
              </text:list-item>
              <text:list-item>
                <text:p text:style-name="P136">presionar botón baja de un <text:span text:style-name="T10">préstamo</text:span></text:p>
              </text:list-item>
              <text:list-item>
                <text:p text:style-name="P136">baja <text:span text:style-name="T10">préstamo</text:span></text:p>
              </text:list-item>
              <text:list-item>
                <text:p text:style-name="P137"><text:span text:style-name="T3">actualizar tabla</text:span> <text:span text:style-name="T10">pré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38">Información para los pasos:</text:p>
            <text:p text:style-name="P139"><text:span text:style-name="T2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3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0"/>
      <text:p text:style-name="P141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33">Sistema: sistema de prestamos</text:p>
          </table:table-cell>
          <table:table-cell table:style-name="Table17.A1" table:number-columns-spanned="4" office:value-type="string">
            <text:p text:style-name="P133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34"/>
          </table:table-cell>
        </table:table-row>
        <table:table-row>
          <table:table-cell table:style-name="Table17.A1" table:number-columns-spanned="3" office:value-type="string">
            <text:p text:style-name="P133">Nombre caso de uso: <text:span text:style-name="T7">modificación </text:span><text:span text:style-name="T10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33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33">Actor: usuario</text:p>
          </table:table-cell>
          <table:covered-table-cell/>
          <table:table-cell table:style-name="Table17.A1" table:number-columns-spanned="4" office:value-type="string">
            <text:p text:style-name="P13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33">Descripción:</text:p>
            <text:p text:style-name="P133"><text:span text:style-name="T7">modificación</text:span> <text:span text:style-name="T10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33">Pre-condiciones:</text:p>
            <text:p text:style-name="P133">estar logueado como usuario</text:p>
            <text:p text:style-name="P6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33">Post-condiciones: </text:p>
            <text:p text:style-name="P133">se <text:span text:style-name="T6">modifica</text:span> un <text:span text:style-name="T10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33">Pasos realizados  (ruta principal):</text:p>
            <text:list text:style-name="L17">
              <text:list-item>
                <text:p text:style-name="P142">apartado <text:span text:style-name="T10">préstamo</text:span></text:p>
              </text:list-item>
              <text:list-item>
                <text:p text:style-name="P142">presionar <text:span text:style-name="T3">listar</text:span> <text:span text:style-name="T10">préstamo</text:span></text:p>
              </text:list-item>
              <text:list-item>
                <text:p text:style-name="P142">sistema muestra <text:span text:style-name="T3">listado de </text:span><text:span text:style-name="T10">préstamo</text:span><text:span text:style-name="T3">s</text:span></text:p>
              </text:list-item>
              <text:list-item>
                <text:p text:style-name="P143">presionar botón <text:span text:style-name="T7">modificar</text:span> de un <text:span text:style-name="T10">préstamo</text:span></text:p>
              </text:list-item>
              <text:list-item>
                <text:p text:style-name="P144">recuperar datos del <text:span text:style-name="T10">préstamo</text:span></text:p>
              </text:list-item>
              <text:list-item>
                <text:p text:style-name="P145">mostrar formulario de modificación <text:span text:style-name="T8">con los datos</text:span></text:p>
              </text:list-item>
              <text:list-item>
                <text:p text:style-name="P145"><text:span text:style-name="T8">modificar</text:span> formulario</text:p>
              </text:list-item>
              <text:list-item>
                <text:p text:style-name="P145">confirmar formulario</text:p>
              </text:list-item>
              <text:list-item>
                <text:p text:style-name="P145">modificar <text:span text:style-name="T10">préstamo</text:span></text:p>
              </text:list-item>
              <text:list-item>
                <text:p text:style-name="P146"><text:span text:style-name="T3">actualizar tabla</text:span> <text:span text:style-name="T10">pré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38">Información para los pasos:</text:p>
            <text:p text:style-name="P147"><text:span text:style-name="T2">8. </text:span><text:span text:style-name="T21">monto, moned</text:span><text:span text:style-name="T26">a, </text:span><text:span text:style-name="T21">tasa_interes_mensual, cuotas_totales, cuotas_restantes, monto_cuota, saldo_restante, </text:span><text:span text:style-name="T26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3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0"><text:line-break/></text:p>
      <text:p text:style-name="P148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49">Sistema: sistema de prestamos</text:p>
          </table:table-cell>
          <table:table-cell table:style-name="Table18.A1" table:number-columns-spanned="4" office:value-type="string">
            <text:p text:style-name="P149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50"/>
          </table:table-cell>
        </table:table-row>
        <table:table-row>
          <table:table-cell table:style-name="Table18.A1" table:number-columns-spanned="3" office:value-type="string">
            <text:p text:style-name="P149">Nombre caso de uso: <text:span text:style-name="T9">listar </text:span><text:span text:style-name="T27">préstamo</text:span><text:span text:style-name="T9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49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49">Actor: usuario</text:p>
          </table:table-cell>
          <table:covered-table-cell/>
          <table:table-cell table:style-name="Table18.A1" table:number-columns-spanned="4" office:value-type="string">
            <text:p text:style-name="P1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49">Descripción:</text:p>
            <text:p text:style-name="P149"><text:span text:style-name="T9">listar </text:span><text:span text:style-name="T27">préstamo</text:span><text:span text:style-name="T9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49">Pre-condiciones:</text:p>
            <text:p text:style-name="P14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49">Post-condiciones: </text:p>
            <text:p text:style-name="P149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49">Pasos realizados  (ruta principal):</text:p>
            <text:list text:style-name="L18">
              <text:list-item>
                <text:p text:style-name="P151">apartado <text:s/><text:span text:style-name="T27">préstamo</text:span></text:p>
              </text:list-item>
              <text:list-item>
                <text:p text:style-name="P151">presionar <text:span text:style-name="T3">listar</text:span> <text:span text:style-name="T27">préstamo</text:span> <text:span text:style-name="T9">por id</text:span></text:p>
              </text:list-item>
              <text:list-item>
                <text:p text:style-name="P152">mostrar formulario</text:p>
              </text:list-item>
              <text:list-item>
                <text:p text:style-name="P152">ingresar id</text:p>
              </text:list-item>
              <text:list-item>
                <text:p text:style-name="P153">confirmar formulario</text:p>
              </text:list-item>
              <text:list-item>
                <text:p text:style-name="P152">recuperar listado de <text:span text:style-name="T27">préstamo</text:span> que coincida</text:p>
              </text:list-item>
              <text:list-item>
                <text:p text:style-name="P152">recuperar de tabla de <text:s/><text:span text:style-name="T27">préstamo</text:span></text:p>
              </text:list-item>
              <text:list-item>
                <text:p text:style-name="P15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54">Información para los pasos:</text:p>
            <text:p text:style-name="P155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6"/>
      <text:p text:style-name="P148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49">Sistema: sistema de prestamos</text:p>
          </table:table-cell>
          <table:table-cell table:style-name="Table19.A1" table:number-columns-spanned="4" office:value-type="string">
            <text:p text:style-name="P149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50"/>
          </table:table-cell>
        </table:table-row>
        <table:table-row>
          <table:table-cell table:style-name="Table19.A1" table:number-columns-spanned="3" office:value-type="string">
            <text:p text:style-name="P149">Nombre caso de uso: <text:span text:style-name="T9">listar </text:span><text:span text:style-name="T27">préstamo</text:span><text:span text:style-name="T9"> por </text:span><text:span text:style-name="T27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49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49">Actor: usuario</text:p>
          </table:table-cell>
          <table:covered-table-cell/>
          <table:table-cell table:style-name="Table19.A1" table:number-columns-spanned="4" office:value-type="string">
            <text:p text:style-name="P1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49">Descripción:</text:p>
            <text:p text:style-name="P149"><text:span text:style-name="T9">listar </text:span><text:span text:style-name="T27">préstamo</text:span><text:span text:style-name="T9"> por </text:span><text:span text:style-name="T27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49">Pre-condiciones:</text:p>
            <text:p text:style-name="P149">estar logueado como usuario</text:p>
            <text:p text:style-name="P62">prestatari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49">Post-condiciones: </text:p>
            <text:p text:style-name="P149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49">Pasos realizados  (ruta principal):</text:p>
            <text:list text:style-name="L19">
              <text:list-item>
                <text:p text:style-name="P157">apartado <text:s/><text:span text:style-name="T27">préstamo</text:span></text:p>
              </text:list-item>
              <text:list-item>
                <text:p text:style-name="P157">presionar <text:span text:style-name="T3">listar</text:span> <text:span text:style-name="T27">préstamo</text:span> <text:span text:style-name="T9">por </text:span><text:span text:style-name="T27">prestatario</text:span></text:p>
              </text:list-item>
              <text:list-item>
                <text:p text:style-name="P158">recuperar listado de <text:span text:style-name="T27">prestatarios</text:span></text:p>
              </text:list-item>
              <text:list-item>
                <text:p text:style-name="P158">recuperar de tabla <text:span text:style-name="T27">prestatarios</text:span></text:p>
              </text:list-item>
              <text:list-item>
                <text:p text:style-name="P159">mostrar <text:span text:style-name="T12">listado de </text:span><text:span text:style-name="T27">prestatarios</text:span></text:p>
              </text:list-item>
              <text:list-item>
                <text:p text:style-name="P160">seleccionar un prestatario</text:p>
              </text:list-item>
              <text:list-item>
                <text:p text:style-name="P161">confirmar <text:span text:style-name="T27">selección</text:span></text:p>
              </text:list-item>
              <text:list-item>
                <text:p text:style-name="P159">recuperar listado de <text:span text:style-name="T27">préstamo</text:span> que coincida</text:p>
              </text:list-item>
              <text:list-item>
                <text:p text:style-name="P159">recuperar de tabla de <text:s/><text:span text:style-name="T27">préstamo</text:span></text:p>
              </text:list-item>
              <text:list-item>
                <text:p text:style-name="P15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54">Información para los pasos:</text:p>
            <text:p text:style-name="P162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6"/>
      <text:p text:style-name="P148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49">Sistema: sistema de prestamos</text:p>
          </table:table-cell>
          <table:table-cell table:style-name="Table20.A1" table:number-columns-spanned="4" office:value-type="string">
            <text:p text:style-name="P149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50"/>
          </table:table-cell>
        </table:table-row>
        <table:table-row>
          <table:table-cell table:style-name="Table20.A1" table:number-columns-spanned="3" office:value-type="string">
            <text:p text:style-name="P149">Nombre caso de uso: <text:span text:style-name="T9">listar </text:span><text:span text:style-name="T27">préstamo</text:span><text:span text:style-name="T9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49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49">Actor: usuario</text:p>
          </table:table-cell>
          <table:covered-table-cell/>
          <table:table-cell table:style-name="Table20.A1" table:number-columns-spanned="4" office:value-type="string">
            <text:p text:style-name="P1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49">Descripción:</text:p>
            <text:p text:style-name="P149"><text:span text:style-name="T9">listar </text:span><text:span text:style-name="T27">préstamo</text:span><text:span text:style-name="T9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49">Pre-condiciones:</text:p>
            <text:p text:style-name="P149">estar logueado como usuario</text:p>
            <text:p text:style-name="P62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49">Post-condiciones: </text:p>
            <text:p text:style-name="P149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49">Pasos realizados  (ruta principal):</text:p>
            <text:list text:style-name="L20">
              <text:list-item>
                <text:p text:style-name="P163">apartado <text:s/><text:span text:style-name="T27">préstamo</text:span></text:p>
              </text:list-item>
              <text:list-item>
                <text:p text:style-name="P163">presionar <text:span text:style-name="T3">listar</text:span> <text:span text:style-name="T27">préstamo</text:span> <text:span text:style-name="T9">por garante</text:span></text:p>
              </text:list-item>
              <text:list-item>
                <text:p text:style-name="P164">recuperar listado de garante<text:span text:style-name="T27">s</text:span></text:p>
              </text:list-item>
              <text:list-item>
                <text:p text:style-name="P164">recuperar de tabla garante<text:span text:style-name="T27">s</text:span></text:p>
              </text:list-item>
              <text:list-item>
                <text:p text:style-name="P165">mostrar <text:span text:style-name="T12">listado de garante</text:span><text:span text:style-name="T27">s</text:span></text:p>
              </text:list-item>
              <text:list-item>
                <text:p text:style-name="P166">seleccionar un garante</text:p>
              </text:list-item>
              <text:list-item>
                <text:p text:style-name="P167">confirmar <text:span text:style-name="T27">selección</text:span></text:p>
              </text:list-item>
              <text:list-item>
                <text:p text:style-name="P165">recuperar listado de <text:span text:style-name="T27">préstamo</text:span> que coincida</text:p>
              </text:list-item>
              <text:list-item>
                <text:p text:style-name="P165">recuperar de tabla de <text:s/><text:span text:style-name="T27">préstamo</text:span></text:p>
              </text:list-item>
              <text:list-item>
                <text:p text:style-name="P16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54">Información para los pasos:</text:p>
            <text:p text:style-name="P162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6"/>
      <text:p text:style-name="P148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49">Sistema: sistema de prestamos</text:p>
          </table:table-cell>
          <table:table-cell table:style-name="Table21.A1" table:number-columns-spanned="4" office:value-type="string">
            <text:p text:style-name="P149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50"/>
          </table:table-cell>
        </table:table-row>
        <table:table-row>
          <table:table-cell table:style-name="Table21.A1" table:number-columns-spanned="3" office:value-type="string">
            <text:p text:style-name="P168">Nombre caso de uso: <text:span text:style-name="T9">listar </text:span><text:span text:style-name="T27">préstamo</text:span><text:span text:style-name="T9"> por </text:span><text:span text:style-name="T28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49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49">Actor: usuario</text:p>
          </table:table-cell>
          <table:covered-table-cell/>
          <table:table-cell table:style-name="Table21.A1" table:number-columns-spanned="4" office:value-type="string">
            <text:p text:style-name="P1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49">Descripción:</text:p>
            <text:p text:style-name="P168"><text:span text:style-name="T9">listar </text:span><text:span text:style-name="T27">préstamo</text:span><text:span text:style-name="T9"> por </text:span><text:span text:style-name="T28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49">Pre-condiciones:</text:p>
            <text:p text:style-name="P14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49">Post-condiciones: </text:p>
            <text:p text:style-name="P149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49">Pasos realizados  (ruta principal):</text:p>
            <text:list text:style-name="L21">
              <text:list-item>
                <text:p text:style-name="P169">apartado <text:s/><text:span text:style-name="T27">préstamo</text:span></text:p>
              </text:list-item>
              <text:list-item>
                <text:p text:style-name="P170">presionar <text:span text:style-name="T3">listar</text:span> <text:span text:style-name="T27">préstamo</text:span> <text:span text:style-name="T9">por </text:span><text:span text:style-name="T28">mayor que monto</text:span></text:p>
              </text:list-item>
              <text:list-item>
                <text:p text:style-name="P171">mostrar formulario</text:p>
              </text:list-item>
              <text:list-item>
                <text:p text:style-name="P172">ingresar <text:span text:style-name="T28">mayor que monto</text:span></text:p>
              </text:list-item>
              <text:list-item>
                <text:p text:style-name="P173">confirmar formulario</text:p>
              </text:list-item>
              <text:list-item>
                <text:p text:style-name="P171">recuperar listado de <text:span text:style-name="T27">préstamo</text:span> que coincida</text:p>
              </text:list-item>
              <text:list-item>
                <text:p text:style-name="P171">recuperar de tabla de <text:s/><text:span text:style-name="T27">préstamo</text:span></text:p>
              </text:list-item>
              <text:list-item>
                <text:p text:style-name="P17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54">Información para los pasos:</text:p>
            <text:p text:style-name="P155">4. <text:span text:style-name="T28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6"/>
      <text:p text:style-name="P174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168">Sistema: sistema de prestamos</text:p>
          </table:table-cell>
          <table:table-cell table:style-name="Table22.A1" table:number-columns-spanned="4" office:value-type="string">
            <text:p text:style-name="P168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175"/>
          </table:table-cell>
        </table:table-row>
        <table:table-row>
          <table:table-cell table:style-name="Table22.A1" table:number-columns-spanned="3" office:value-type="string">
            <text:p text:style-name="P168">Nombre caso de uso: <text:span text:style-name="T9">listar </text:span><text:span text:style-name="T27">préstamo</text:span><text:span text:style-name="T9"> por </text:span><text:span text:style-name="T28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168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168">Actor: usuario</text:p>
          </table:table-cell>
          <table:covered-table-cell/>
          <table:table-cell table:style-name="Table22.A1" table:number-columns-spanned="4" office:value-type="string">
            <text:p text:style-name="P16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68">Descripción:</text:p>
            <text:p text:style-name="P168"><text:span text:style-name="T9">listar </text:span><text:span text:style-name="T27">préstamo</text:span><text:span text:style-name="T9"> por </text:span><text:span text:style-name="T28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68">Pre-condiciones:</text:p>
            <text:p text:style-name="P16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68">Post-condiciones: </text:p>
            <text:p text:style-name="P168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168">Pasos realizados  (ruta principal):</text:p>
            <text:list text:style-name="L22">
              <text:list-item>
                <text:p text:style-name="P176">apartado <text:s/><text:span text:style-name="T27">préstamo</text:span></text:p>
              </text:list-item>
              <text:list-item>
                <text:p text:style-name="P176">presionar <text:span text:style-name="T3">listar</text:span> <text:span text:style-name="T27">préstamo</text:span> <text:span text:style-name="T9">por </text:span><text:span text:style-name="T28">menor que monto</text:span></text:p>
              </text:list-item>
              <text:list-item>
                <text:p text:style-name="P177">mostrar formulario</text:p>
              </text:list-item>
              <text:list-item>
                <text:p text:style-name="P177">ingresar <text:span text:style-name="T28">menor que monto</text:span></text:p>
              </text:list-item>
              <text:list-item>
                <text:p text:style-name="P178">confirmar formulario</text:p>
              </text:list-item>
              <text:list-item>
                <text:p text:style-name="P177">recuperar listado de <text:span text:style-name="T27">préstamo</text:span> que coincida</text:p>
              </text:list-item>
              <text:list-item>
                <text:p text:style-name="P177">recuperar de tabla de <text:s/><text:span text:style-name="T27">préstamo</text:span></text:p>
              </text:list-item>
              <text:list-item>
                <text:p text:style-name="P17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179">Información para los pasos:</text:p>
            <text:p text:style-name="P180">4. <text:span text:style-name="T28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16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1"/>
      <text:p text:style-name="P182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183">Sistema: sistema de prestamos</text:p>
          </table:table-cell>
          <table:table-cell table:style-name="Table23.A1" table:number-columns-spanned="4" office:value-type="string">
            <text:p text:style-name="P183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184"/>
          </table:table-cell>
        </table:table-row>
        <table:table-row>
          <table:table-cell table:style-name="Table23.A1" table:number-columns-spanned="3" office:value-type="string">
            <text:p text:style-name="P183">Nombre caso de uso: <text:span text:style-name="T9">listar </text:span><text:span text:style-name="T27">préstamo</text:span><text:span text:style-name="T9"> por </text:span><text:span text:style-name="T29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183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183">Actor: usuario</text:p>
          </table:table-cell>
          <table:covered-table-cell/>
          <table:table-cell table:style-name="Table23.A1" table:number-columns-spanned="4" office:value-type="string">
            <text:p text:style-name="P18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183">Descripción:</text:p>
            <text:p text:style-name="P183"><text:span text:style-name="T9">listar </text:span><text:span text:style-name="T27">préstamo</text:span><text:span text:style-name="T9"> por </text:span><text:span text:style-name="T29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183">Pre-condiciones:</text:p>
            <text:p text:style-name="P183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183">Post-condiciones: </text:p>
            <text:p text:style-name="P183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183">Pasos realizados  (ruta principal):</text:p>
            <text:list text:style-name="L23">
              <text:list-item>
                <text:p text:style-name="P185">apartado <text:s/><text:span text:style-name="T27">préstamo</text:span></text:p>
              </text:list-item>
              <text:list-item>
                <text:p text:style-name="P185">presionar <text:span text:style-name="T3">listar</text:span> <text:span text:style-name="T27">préstamo</text:span> <text:span text:style-name="T9">por </text:span><text:span text:style-name="T29">fecha de préstamo</text:span></text:p>
              </text:list-item>
              <text:list-item>
                <text:p text:style-name="P186">mostrar formulario</text:p>
              </text:list-item>
              <text:list-item>
                <text:p text:style-name="P186">ingresar <text:span text:style-name="T29">fecha de préstamo</text:span></text:p>
              </text:list-item>
              <text:list-item>
                <text:p text:style-name="P187">confirmar formulario</text:p>
              </text:list-item>
              <text:list-item>
                <text:p text:style-name="P186">recuperar listado de <text:span text:style-name="T27">préstamo</text:span> que coincida</text:p>
              </text:list-item>
              <text:list-item>
                <text:p text:style-name="P186">recuperar de tabla de <text:s/><text:span text:style-name="T27">préstamo</text:span></text:p>
              </text:list-item>
              <text:list-item>
                <text:p text:style-name="P18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188">Información para los pasos:</text:p>
            <text:p text:style-name="P189">4. <text:span text:style-name="T30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18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0"/>
      <text:p text:style-name="P182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183">Sistema: sistema de prestamos</text:p>
          </table:table-cell>
          <table:table-cell table:style-name="Table24.A1" table:number-columns-spanned="4" office:value-type="string">
            <text:p text:style-name="P183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184"/>
          </table:table-cell>
        </table:table-row>
        <table:table-row>
          <table:table-cell table:style-name="Table24.A1" table:number-columns-spanned="3" office:value-type="string">
            <text:p text:style-name="P183">Nombre caso de uso: <text:span text:style-name="T9">listar </text:span><text:span text:style-name="T27">préstamo</text:span><text:span text:style-name="T9"> por </text:span><text:span text:style-name="T29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183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183">Actor: usuario</text:p>
          </table:table-cell>
          <table:covered-table-cell/>
          <table:table-cell table:style-name="Table24.A1" table:number-columns-spanned="4" office:value-type="string">
            <text:p text:style-name="P18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183">Descripción:</text:p>
            <text:p text:style-name="P183"><text:span text:style-name="T9">listar </text:span><text:span text:style-name="T27">préstamo</text:span><text:span text:style-name="T9"> por </text:span><text:span text:style-name="T29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183">Pre-condiciones:</text:p>
            <text:p text:style-name="P183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183">Post-condiciones: </text:p>
            <text:p text:style-name="P183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183">Pasos realizados  (ruta principal):</text:p>
            <text:list text:style-name="L24">
              <text:list-item>
                <text:p text:style-name="P191">apartado <text:s/><text:span text:style-name="T27">préstamo</text:span></text:p>
              </text:list-item>
              <text:list-item>
                <text:p text:style-name="P191">presionar <text:span text:style-name="T3">listar</text:span> <text:span text:style-name="T27">préstamo</text:span> <text:span text:style-name="T9">por </text:span><text:span text:style-name="T29">interés</text:span></text:p>
              </text:list-item>
              <text:list-item>
                <text:p text:style-name="P192">mostrar formulario</text:p>
              </text:list-item>
              <text:list-item>
                <text:p text:style-name="P192">ingresar <text:span text:style-name="T29">interés</text:span></text:p>
              </text:list-item>
              <text:list-item>
                <text:p text:style-name="P193">confirmar formulario</text:p>
              </text:list-item>
              <text:list-item>
                <text:p text:style-name="P192">recuperar listado de <text:span text:style-name="T27">préstamo</text:span> que coincida</text:p>
              </text:list-item>
              <text:list-item>
                <text:p text:style-name="P192">recuperar de tabla de <text:s/><text:span text:style-name="T27">préstamo</text:span></text:p>
              </text:list-item>
              <text:list-item>
                <text:p text:style-name="P19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188">Información para los pasos:</text:p>
            <text:p text:style-name="P189">4. <text:span text:style-name="T30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18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0"/>
      <text:p text:style-name="P194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195">Sistema: sistema de prestamos</text:p>
          </table:table-cell>
          <table:table-cell table:style-name="Table25.A1" table:number-columns-spanned="4" office:value-type="string">
            <text:p text:style-name="P195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196"/>
          </table:table-cell>
        </table:table-row>
        <table:table-row>
          <table:table-cell table:style-name="Table25.A1" table:number-columns-spanned="3" office:value-type="string">
            <text:p text:style-name="P195">Nombre caso de uso: <text:span text:style-name="T9">listar </text:span><text:span text:style-name="T27">préstamo</text:span><text:span text:style-name="T9"> por</text:span><text:span text:style-name="T31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195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195">Actor: usuario</text:p>
          </table:table-cell>
          <table:covered-table-cell/>
          <table:table-cell table:style-name="Table25.A1" table:number-columns-spanned="4" office:value-type="string">
            <text:p text:style-name="P1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195">Descripción:</text:p>
            <text:p text:style-name="P195"><text:span text:style-name="T9">listar </text:span><text:span text:style-name="T27">préstamo</text:span><text:span text:style-name="T9"> por </text:span><text:span text:style-name="T31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195">Pre-condiciones:</text:p>
            <text:p text:style-name="P19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195">Post-condiciones: </text:p>
            <text:p text:style-name="P195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195">Pasos realizados  (ruta principal):</text:p>
            <text:list text:style-name="L25">
              <text:list-item>
                <text:p text:style-name="P197">apartado <text:s/><text:span text:style-name="T27">préstamo</text:span></text:p>
              </text:list-item>
              <text:list-item>
                <text:p text:style-name="P197">presionar <text:span text:style-name="T3">listar</text:span> <text:span text:style-name="T27">préstamo</text:span> <text:span text:style-name="T9">por </text:span><text:span text:style-name="T31">cuotas totales</text:span></text:p>
              </text:list-item>
              <text:list-item>
                <text:p text:style-name="P198">mostrar formulario</text:p>
              </text:list-item>
              <text:list-item>
                <text:p text:style-name="P198">ingresar <text:span text:style-name="T31">cuotas totales</text:span></text:p>
              </text:list-item>
              <text:list-item>
                <text:p text:style-name="P199">confirmar formulario</text:p>
              </text:list-item>
              <text:list-item>
                <text:p text:style-name="P198">recuperar listado de <text:span text:style-name="T27">préstamo</text:span> que coincida</text:p>
              </text:list-item>
              <text:list-item>
                <text:p text:style-name="P198">recuperar de tabla de <text:s/><text:span text:style-name="T27">préstamo</text:span></text:p>
              </text:list-item>
              <text:list-item>
                <text:p text:style-name="P19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00">Información para los pasos:</text:p>
            <text:p text:style-name="P201">4. <text:span text:style-name="T32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1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2"/>
      <text:p text:style-name="P194"><text:bookmark text:name="docs-internal-guid-cf44289e-7fff-f5e7-ae53-7aa904d060b0 Copy 1 Copy 1 Copy 1 Copy 4 Copy 1 Copy 3 Copy 1 Copy 1 Copy 1"/></text:p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F"/>
        <table:table-row>
          <table:table-cell table:style-name="Table26.A1" office:value-type="string">
            <text:p text:style-name="P195">Sistema: sistema de prestamos</text:p>
          </table:table-cell>
          <table:table-cell table:style-name="Table26.A1" table:number-columns-spanned="4" office:value-type="string">
            <text:p text:style-name="P195">Módulo: </text:p>
          </table:table-cell>
          <table:covered-table-cell/>
          <table:covered-table-cell/>
          <table:covered-table-cell/>
          <table:table-cell table:style-name="Table26.A1" office:value-type="string">
            <text:p text:style-name="P196"/>
          </table:table-cell>
        </table:table-row>
        <table:table-row>
          <table:table-cell table:style-name="Table26.A1" table:number-columns-spanned="3" office:value-type="string">
            <text:p text:style-name="P195">Nombre caso de uso: <text:span text:style-name="T9">listar </text:span><text:span text:style-name="T27">préstamo</text:span><text:span text:style-name="T9"> por</text:span><text:span text:style-name="T31"> cuotas pagas</text:span></text:p>
          </table:table-cell>
          <table:covered-table-cell/>
          <table:covered-table-cell/>
          <table:table-cell table:style-name="Table26.A1" table:number-columns-spanned="3" office:value-type="string">
            <text:p text:style-name="P195">ID: </text:p>
          </table:table-cell>
          <table:covered-table-cell/>
          <table:covered-table-cell/>
        </table:table-row>
        <table:table-row>
          <table:table-cell table:style-name="Table26.A1" table:number-columns-spanned="2" office:value-type="string">
            <text:p text:style-name="P195">Actor: usuario</text:p>
          </table:table-cell>
          <table:covered-table-cell/>
          <table:table-cell table:style-name="Table26.A1" table:number-columns-spanned="4" office:value-type="string">
            <text:p text:style-name="P1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195">Descripción:</text:p>
            <text:p text:style-name="P195"><text:span text:style-name="T9">listar </text:span><text:span text:style-name="T27">préstamo</text:span><text:span text:style-name="T9"> por </text:span><text:span text:style-name="T31">cuotas pag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195">Pre-condiciones:</text:p>
            <text:p text:style-name="P19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195">Post-condiciones: </text:p>
            <text:p text:style-name="P195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7" table:number-columns-spanned="4" office:value-type="string">
            <text:p text:style-name="P195">Pasos realizados  (ruta principal):</text:p>
            <text:list text:style-name="L26">
              <text:list-item>
                <text:p text:style-name="P203">apartado <text:s/><text:span text:style-name="T27">préstamo</text:span></text:p>
              </text:list-item>
              <text:list-item>
                <text:p text:style-name="P203">presionar <text:span text:style-name="T3">listar</text:span> <text:span text:style-name="T27">préstamo</text:span> <text:span text:style-name="T9">por </text:span><text:span text:style-name="T31">cuotas pagas</text:span></text:p>
              </text:list-item>
              <text:list-item>
                <text:p text:style-name="P204">mostrar formulario</text:p>
              </text:list-item>
              <text:list-item>
                <text:p text:style-name="P204">ingresar <text:span text:style-name="T31">cuotas pagas</text:span></text:p>
              </text:list-item>
              <text:list-item>
                <text:p text:style-name="P205">confirmar formulario</text:p>
              </text:list-item>
              <text:list-item>
                <text:p text:style-name="P204">recuperar listado de <text:span text:style-name="T27">préstamo</text:span> que coincida</text:p>
              </text:list-item>
              <text:list-item>
                <text:p text:style-name="P204">recuperar de tabla de <text:s/><text:span text:style-name="T27">préstamo</text:span></text:p>
              </text:list-item>
              <text:list-item>
                <text:p text:style-name="P20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6.A7" table:number-columns-spanned="2" office:value-type="string">
            <text:p text:style-name="P200">Información para los pasos:</text:p>
            <text:p text:style-name="P201">4. <text:span text:style-name="T32">cuotas pagas</text:span></text:p>
          </table:table-cell>
          <table:covered-table-cell/>
        </table:table-row>
        <table:table-row>
          <table:table-cell table:style-name="Table26.A1" table:number-columns-spanned="6" office:value-type="string">
            <text:p text:style-name="P1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2"/>
      <text:p text:style-name="P194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195">Sistema: sistema de prestamos</text:p>
          </table:table-cell>
          <table:table-cell table:style-name="Table27.A1" table:number-columns-spanned="4" office:value-type="string">
            <text:p text:style-name="P195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196"/>
          </table:table-cell>
        </table:table-row>
        <table:table-row>
          <table:table-cell table:style-name="Table27.A1" table:number-columns-spanned="3" office:value-type="string">
            <text:p text:style-name="P195">Nombre caso de uso: <text:span text:style-name="T9">listar </text:span><text:span text:style-name="T27">préstamo</text:span><text:span text:style-name="T9"> por</text:span><text:span text:style-name="T31"> cuotas fal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195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195">Actor: usuario</text:p>
          </table:table-cell>
          <table:covered-table-cell/>
          <table:table-cell table:style-name="Table27.A1" table:number-columns-spanned="4" office:value-type="string">
            <text:p text:style-name="P1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195">Descripción:</text:p>
            <text:p text:style-name="P195"><text:span text:style-name="T9">listar </text:span><text:span text:style-name="T27">préstamo</text:span><text:span text:style-name="T9"> por </text:span><text:span text:style-name="T31">cuotas falta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195">Pre-condiciones:</text:p>
            <text:p text:style-name="P19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195">Post-condiciones: </text:p>
            <text:p text:style-name="P195">se <text:span text:style-name="T6">muestra lista de </text:span><text:span text:style-name="T27">préstamo</text:span><text:span text:style-name="T6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195">Pasos realizados  (ruta principal):</text:p>
            <text:list text:continue-numbering="true" text:style-name="L26">
              <text:list-item>
                <text:p text:style-name="P203">apartado <text:s/><text:span text:style-name="T27">préstamo</text:span></text:p>
              </text:list-item>
              <text:list-item>
                <text:p text:style-name="P203">presionar <text:span text:style-name="T3">listar</text:span> <text:span text:style-name="T27">préstamo</text:span> <text:span text:style-name="T9">por </text:span><text:span text:style-name="T31">cuotas faltantes</text:span></text:p>
              </text:list-item>
              <text:list-item>
                <text:p text:style-name="P204">mostrar formulario</text:p>
              </text:list-item>
              <text:list-item>
                <text:p text:style-name="P204">ingresar <text:span text:style-name="T31">cuotas faltantes</text:span></text:p>
              </text:list-item>
              <text:list-item>
                <text:p text:style-name="P205">confirmar formulario</text:p>
              </text:list-item>
              <text:list-item>
                <text:p text:style-name="P204">recuperar listado de <text:span text:style-name="T27">préstamo</text:span> que coincida</text:p>
              </text:list-item>
              <text:list-item>
                <text:p text:style-name="P204">recuperar de tabla de <text:s/><text:span text:style-name="T27">préstamo</text:span></text:p>
              </text:list-item>
              <text:list-item>
                <text:p text:style-name="P20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00">Información para los pasos:</text:p>
            <text:p text:style-name="P201">4. <text:span text:style-name="T32">cuotas fal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1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10T14:17:07.785056405</dc:date>
    <meta:editing-duration>PT1H47M56S</meta:editing-duration>
    <meta:editing-cycles>30</meta:editing-cycles>
    <meta:generator>LibreOffice/25.2.3.2$Linux_X86_64 LibreOffice_project/520$Build-2</meta:generator>
    <meta:document-statistic meta:table-count="27" meta:image-count="0" meta:object-count="0" meta:page-count="27" meta:paragraph-count="678" meta:word-count="2453" meta:character-count="17134" meta:non-whitespace-character-count="15419"/>
  </office:meta>
</office:document-meta>
</file>